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8000000F37ACED8E5.png"/>
  <manifest:file-entry manifest:media-type="image/png" manifest:full-path="Pictures/10000000000001AE0000010FA7CB76B0.png"/>
  <manifest:file-entry manifest:media-type="image/png" manifest:full-path="Pictures/10000000000000B8000000FCDD41CFD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05cm" draw:marker-end-width="0.30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3.987cm" svg:y1="8.5cm" svg:x2="17.998cm" svg:y2="8.5cm">
          <text:p/>
        </draw:line>
        <draw:line draw:style-name="gr2" draw:text-style-name="P1" draw:layer="layout" svg:x1="4.009cm" svg:y1="8cm" svg:x2="4.009cm" svg:y2="9cm">
          <text:p/>
        </draw:line>
        <draw:line draw:style-name="gr2" draw:text-style-name="P1" draw:layer="layout" svg:x1="11cm" svg:y1="8cm" svg:x2="11cm" svg:y2="9cm">
          <text:p/>
        </draw:line>
        <draw:line draw:style-name="gr2" draw:text-style-name="P1" draw:layer="layout" svg:x1="17.991cm" svg:y1="8cm" svg:x2="17.991cm" svg:y2="9cm">
          <text:p/>
        </draw:line>
        <draw:custom-shape draw:style-name="gr3" draw:text-style-name="P1" draw:layer="layout" svg:width="0.507cm" svg:height="0.545cm" svg:x="10.753cm" svg:y="8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4.509cm" svg:y1="8.291cm" svg:x2="4.509cm" svg:y2="8.768cm">
          <text:p/>
        </draw:line>
        <draw:custom-shape draw:style-name="gr3" draw:text-style-name="P1" draw:layer="layout" svg:width="0.507cm" svg:height="0.545cm" svg:x="4.255cm" svg:y="8.50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5.009cm" svg:y1="8.292cm" svg:x2="5.009cm" svg:y2="8.769cm">
          <text:p/>
        </draw:line>
        <draw:line draw:style-name="gr4" draw:text-style-name="P1" draw:layer="layout" svg:x1="5.509cm" svg:y1="8.293cm" svg:x2="5.509cm" svg:y2="8.77cm">
          <text:p/>
        </draw:line>
        <draw:line draw:style-name="gr4" draw:text-style-name="P1" draw:layer="layout" svg:x1="6.009cm" svg:y1="8.294cm" svg:x2="6.009cm" svg:y2="8.771cm">
          <text:p/>
        </draw:line>
        <draw:line draw:style-name="gr4" draw:text-style-name="P1" draw:layer="layout" svg:x1="6.509cm" svg:y1="8.295cm" svg:x2="6.509cm" svg:y2="8.772cm">
          <text:p/>
        </draw:line>
        <draw:line draw:style-name="gr4" draw:text-style-name="P1" draw:layer="layout" svg:x1="7.009cm" svg:y1="8.296cm" svg:x2="7.009cm" svg:y2="8.773cm">
          <text:p/>
        </draw:line>
        <draw:line draw:style-name="gr4" draw:text-style-name="P1" draw:layer="layout" svg:x1="7.509cm" svg:y1="8.297cm" svg:x2="7.509cm" svg:y2="8.774cm">
          <text:p/>
        </draw:line>
        <draw:line draw:style-name="gr4" draw:text-style-name="P1" draw:layer="layout" svg:x1="8.009cm" svg:y1="8.298cm" svg:x2="8.009cm" svg:y2="8.775cm">
          <text:p/>
        </draw:line>
        <draw:line draw:style-name="gr4" draw:text-style-name="P1" draw:layer="layout" svg:x1="8.509cm" svg:y1="8.299cm" svg:x2="8.509cm" svg:y2="8.776cm">
          <text:p/>
        </draw:line>
        <draw:line draw:style-name="gr4" draw:text-style-name="P1" draw:layer="layout" svg:x1="9.009cm" svg:y1="8.3cm" svg:x2="9.009cm" svg:y2="8.777cm">
          <text:p/>
        </draw:line>
        <draw:line draw:style-name="gr4" draw:text-style-name="P1" draw:layer="layout" svg:x1="9.509cm" svg:y1="8.301cm" svg:x2="9.509cm" svg:y2="8.778cm">
          <text:p/>
        </draw:line>
        <draw:line draw:style-name="gr4" draw:text-style-name="P1" draw:layer="layout" svg:x1="10.009cm" svg:y1="8.302cm" svg:x2="10.009cm" svg:y2="8.779cm">
          <text:p/>
        </draw:line>
        <draw:line draw:style-name="gr4" draw:text-style-name="P1" draw:layer="layout" svg:x1="10.509cm" svg:y1="8.303cm" svg:x2="10.509cm" svg:y2="8.78cm">
          <text:p/>
        </draw:line>
        <draw:custom-shape draw:style-name="gr3" draw:text-style-name="P1" draw:layer="layout" svg:width="0.507cm" svg:height="0.545cm" svg:x="10.254cm" svg:y="8.501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11.509cm" svg:y1="8.292cm" svg:x2="11.509cm" svg:y2="8.769cm">
          <text:p/>
        </draw:line>
        <draw:line draw:style-name="gr4" draw:text-style-name="P1" draw:layer="layout" svg:x1="12.009cm" svg:y1="8.293cm" svg:x2="12.009cm" svg:y2="8.77cm">
          <text:p/>
        </draw:line>
        <draw:line draw:style-name="gr4" draw:text-style-name="P1" draw:layer="layout" svg:x1="12.509cm" svg:y1="8.294cm" svg:x2="12.509cm" svg:y2="8.771cm">
          <text:p/>
        </draw:line>
        <draw:line draw:style-name="gr4" draw:text-style-name="P1" draw:layer="layout" svg:x1="13.009cm" svg:y1="8.295cm" svg:x2="13.009cm" svg:y2="8.772cm">
          <text:p/>
        </draw:line>
        <draw:line draw:style-name="gr4" draw:text-style-name="P1" draw:layer="layout" svg:x1="13.509cm" svg:y1="8.296cm" svg:x2="13.509cm" svg:y2="8.773cm">
          <text:p/>
        </draw:line>
        <draw:line draw:style-name="gr4" draw:text-style-name="P1" draw:layer="layout" svg:x1="14.009cm" svg:y1="8.297cm" svg:x2="14.009cm" svg:y2="8.774cm">
          <text:p/>
        </draw:line>
        <draw:line draw:style-name="gr4" draw:text-style-name="P1" draw:layer="layout" svg:x1="14.509cm" svg:y1="8.298cm" svg:x2="14.509cm" svg:y2="8.775cm">
          <text:p/>
        </draw:line>
        <draw:line draw:style-name="gr4" draw:text-style-name="P1" draw:layer="layout" svg:x1="15.009cm" svg:y1="8.299cm" svg:x2="15.009cm" svg:y2="8.776cm">
          <text:p/>
        </draw:line>
        <draw:line draw:style-name="gr4" draw:text-style-name="P1" draw:layer="layout" svg:x1="15.509cm" svg:y1="8.3cm" svg:x2="15.509cm" svg:y2="8.777cm">
          <text:p/>
        </draw:line>
        <draw:line draw:style-name="gr4" draw:text-style-name="P1" draw:layer="layout" svg:x1="16.009cm" svg:y1="8.301cm" svg:x2="16.009cm" svg:y2="8.778cm">
          <text:p/>
        </draw:line>
        <draw:line draw:style-name="gr4" draw:text-style-name="P1" draw:layer="layout" svg:x1="16.509cm" svg:y1="8.302cm" svg:x2="16.509cm" svg:y2="8.779cm">
          <text:p/>
        </draw:line>
        <draw:line draw:style-name="gr4" draw:text-style-name="P1" draw:layer="layout" svg:x1="17.009cm" svg:y1="8.303cm" svg:x2="17.009cm" svg:y2="8.78cm">
          <text:p/>
        </draw:line>
        <draw:line draw:style-name="gr4" draw:text-style-name="P1" draw:layer="layout" svg:x1="17.509cm" svg:y1="8.304cm" svg:x2="17.509cm" svg:y2="8.781cm">
          <text:p/>
        </draw:line>
        <draw:frame draw:style-name="gr5" draw:text-style-name="P1" draw:layer="layout" svg:width="0.906cm" svg:height="1.062cm" svg:x="3.594cm" svg:y="6.657cm">
          <draw:image xlink:href="Pictures/10000000000000B8000000FCDD41CFD1.png" xlink:type="simple" xlink:show="embed" xlink:actuate="onLoad">
            <text:p/>
          </draw:image>
        </draw:frame>
        <draw:frame draw:style-name="gr5" draw:text-style-name="P1" draw:layer="layout" svg:width="0.889cm" svg:height="1.079cm" svg:x="17.5cm" svg:y="6.727cm">
          <draw:image xlink:href="Pictures/10000000000000D8000000F37ACED8E5.png" xlink:type="simple" xlink:show="embed" xlink:actuate="onLoad">
            <text:p/>
          </draw:image>
        </draw:frame>
        <draw:frame draw:style-name="gr5" draw:text-style-name="P1" draw:layer="layout" svg:width="1.366cm" svg:height="1.044cm" svg:x="10.334cm" svg:y="6.762cm">
          <draw:image xlink:href="Pictures/10000000000001AE0000010FA7CB76B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Baumann</meta:initial-creator>
    <meta:creation-date>2013-06-15T12:28:54.64</meta:creation-date>
    <dc:date>2013-06-15T13:08:15.86</dc:date>
    <dc:creator>Manuel Baumann</dc:creator>
    <meta:editing-duration>PT9M</meta:editing-duration>
    <meta:editing-cycles>1</meta:editing-cycles>
    <meta:document-statistic meta:object-count="36"/>
    <meta:generator>OpenOffice.org/3.3$Win32 OpenOffice.org_project/330m20$Build-9567</meta:generator>
  </office:meta>
</office:document-meta>
</file>